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38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729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5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1cm" fo:min-width="0.978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433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2.08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22cm" fo:min-width="0.978cm"/>
    </style:style>
    <style:style style:name="gr11" style:family="graphic" style:parent-style-name="standard">
      <style:graphic-properties draw:stroke="solid" svg:stroke-color="#000000" draw:fill="none" draw:fill-color="#ffffff" draw:textarea-vertical-align="middle" fo:min-height="1.723cm"/>
    </style:style>
    <style:style style:name="gr12" style:family="graphic" style:parent-style-name="standard">
      <style:graphic-properties draw:stroke="solid" svg:stroke-color="#000000" draw:fill="none" draw:fill-color="#ffffff" draw:textarea-vertical-align="middle" fo:min-height="1.39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1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1pt" style:font-size-asian="12pt" style:font-size-complex="12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fo:font-size="11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1pt" fo:font-style="normal" style:font-size-asian="12pt" style:font-style-asian="normal" style:font-size-complex="12pt" style:font-style-complex="normal"/>
    </style:style>
    <style:style style:name="P8" style:family="paragraph">
      <loext:graphic-properties draw:fill="none" draw:fill-color="#ffffff"/>
      <style:paragraph-properties fo:text-align="start"/>
      <style:text-properties fo:font-size="11pt" fo:font-style="normal" style:font-size-asian="12pt" style:font-style-asian="normal" style:font-size-complex="12pt" style:font-style-complex="normal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fo:font-style="italic" style:font-size-asian="12pt" style:font-style-asian="italic" style:font-size-complex="12pt" style:font-style-complex="italic"/>
    </style:style>
    <style:style style:name="T3" style:family="text">
      <style:text-properties fo:font-size="11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1pt" fo:font-style="normal" style:font-size-asian="12pt" style:font-style-asian="normal" style:font-size-complex="12pt" style:font-style-complex="normal"/>
    </style:style>
    <style:style style:name="T5" style:family="text">
      <style:text-properties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5.2cm" svg:height="1.115cm" svg:x="9cm" svg:y="2.484cm">
          <draw:text-box>
            <text:p text:style-name="P1"><text:span text:style-name="T1">Generate Message <text:s/>Identifiers </text:span></text:p>
          </draw:text-box>
        </draw:frame>
        <draw:custom-shape draw:style-name="gr2" draw:text-style-name="P3" xml:id="id2" draw:id="id2" draw:layer="layout" svg:width="3cm" svg:height="2cm" svg:x="10.104cm" svg:y="3.919cm">
          <text:p text:style-name="P1"><text:span text:style-name="T1">Q or 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1.6cm" svg:y1="3.599cm" svg:x2="11.604cm" svg:y2="3.919cm" draw:start-shape="id1" draw:start-glue-point="2" draw:end-shape="id2" draw:end-glue-point="4" svg:d="M11600 3599v160h4v160" svg:viewBox="0 0 5 321">
          <text:p/>
        </draw:connector>
        <draw:frame draw:style-name="gr4" draw:text-style-name="P6" xml:id="id3" draw:id="id3" draw:layer="layout" svg:width="4.7cm" svg:height="1.979cm" svg:x="14.1cm" svg:y="9.512cm">
          <draw:text-box>
            <text:p text:style-name="P1"><text:span text:style-name="T2">Create QR item:</text:span></text:p>
            <text:p text:style-name="P5"><text:span text:style-name="T2">QR.Q <text:s text:c="6"/>:= Q</text:span></text:p>
            <text:p text:style-name="P5"><text:span text:style-name="T2">QR.R <text:s text:c="6"/>:= </text:span><text:span text:style-name="T3">nil</text:span></text:p>
            <text:p text:style-name="P5"><text:span text:style-name="T2">QR.done <text:s/>:= </text:span><text:span text:style-name="T3">false</text:span></text:p>
          </draw:text-box>
        </draw:frame>
        <draw:connector draw:style-name="gr3" draw:text-style-name="P4" draw:layer="layout" svg:x1="13.104cm" svg:y1="4.919cm" svg:x2="16.45cm" svg:y2="9.512cm" draw:start-shape="id2" draw:start-glue-point="7" draw:end-shape="id3" draw:end-glue-point="0" svg:d="M13104 4919h3346v4593" svg:viewBox="0 0 3347 4594">
          <text:p/>
        </draw:connector>
        <draw:frame draw:style-name="gr5" draw:text-style-name="P2" draw:layer="layout" svg:width="3.1cm" svg:height="0.8cm" svg:x="13.1cm" svg:y="4cm">
          <draw:text-box>
            <text:p text:style-name="P1"><text:span text:style-name="T1">Query</text:span></text:p>
          </draw:text-box>
        </draw:frame>
        <draw:custom-shape draw:style-name="gr6" draw:text-style-name="P3" xml:id="id4" draw:id="id4" draw:layer="layout" svg:width="2.956cm" svg:height="3.719cm" svg:x="6.099cm" svg:y="5.8cm">
          <text:p text:style-name="P1"><text:span text:style-name="T1">R has</text:span></text:p>
          <text:p text:style-name="P1"><text:span text:style-name="T1">Secondary ID </text:span></text:p>
          <text:p text:style-name="P1"><text:span text:style-name="T1">(a question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0.104cm" svg:y1="4.919cm" svg:x2="7.577cm" svg:y2="5.8cm" draw:start-shape="id2" draw:start-glue-point="5" draw:end-shape="id4" draw:end-glue-point="4" svg:d="M10104 4919h-2527v881" svg:viewBox="0 0 2528 882">
          <text:p/>
        </draw:connector>
        <draw:frame draw:style-name="gr7" draw:text-style-name="P2" draw:layer="layout" svg:width="3.1cm" svg:height="0.683cm" svg:x="7.2cm" svg:y="4.2cm">
          <draw:text-box>
            <text:p text:style-name="P1"><text:span text:style-name="T1">Response</text:span></text:p>
          </draw:text-box>
        </draw:frame>
        <draw:frame draw:style-name="gr4" draw:text-style-name="P7" xml:id="id5" draw:id="id5" draw:layer="layout" svg:width="4.699cm" svg:height="1.979cm" svg:x="14.117cm" svg:y="18.698cm">
          <draw:text-box>
            <text:p text:style-name="P1"><text:span text:style-name="T4">Append new</text:span></text:p>
            <text:p text:style-name="P1"><text:span text:style-name="T4">QR item to FIFO</text:span></text:p>
          </draw:text-box>
        </draw:frame>
        <draw:connector draw:style-name="gr8" draw:text-style-name="P4" draw:layer="layout" svg:x1="16.45cm" svg:y1="11.491cm" svg:x2="16.466cm" svg:y2="18.698cm" draw:start-shape="id3" draw:start-glue-point="2" draw:end-shape="id5" svg:d="M16450 11491v3604h16v3603" svg:viewBox="0 0 17 7208">
          <text:p/>
        </draw:connector>
        <draw:frame draw:style-name="gr4" draw:text-style-name="P8" xml:id="id7" draw:id="id7" draw:layer="layout" svg:width="4.901cm" svg:height="1.979cm" svg:x="8.2cm" svg:y="9.463cm">
          <draw:text-box>
            <text:p text:style-name="P5"><text:span text:style-name="T4">Find earliest QR item in FIFO where:</text:span></text:p>
            <text:list text:style-name="L1">
              <text:list-item>
                <text:p text:style-name="P5"><text:span text:style-name="T4">QR.done == </text:span><text:span text:style-name="T5">false</text:span></text:p>
              </text:list-item>
              <text:list-item>
                <text:p text:style-name="P5"><text:span text:style-name="T4">Primary ID matches</text:span></text:p>
              </text:list-item>
            </text:list>
          </draw:text-box>
        </draw:frame>
        <draw:frame draw:style-name="gr9" draw:text-style-name="P8" xml:id="id6" draw:id="id6" draw:layer="layout" svg:width="5.5cm" svg:height="2.411cm" svg:x="1cm" svg:y="9.525cm">
          <draw:text-box>
            <text:p text:style-name="P5"><text:span text:style-name="T4">Find earliest QR item in FIFO where:</text:span></text:p>
            <text:list text:style-name="L1">
              <text:list-item>
                <text:p text:style-name="P5"><text:span text:style-name="T4">QR.done == </text:span><text:span text:style-name="T5">false</text:span></text:p>
              </text:list-item>
              <text:list-item>
                <text:p text:style-name="P5"><text:span text:style-name="T4">Primary ID matches AND</text:span></text:p>
              </text:list-item>
              <text:list-item>
                <text:p text:style-name="P5"><text:span text:style-name="T4">Secondary ID matches</text:span></text:p>
              </text:list-item>
            </text:list>
          </draw:text-box>
        </draw:frame>
        <draw:connector draw:style-name="gr3" draw:text-style-name="P4" draw:layer="layout" svg:x1="6.099cm" svg:y1="7.66cm" svg:x2="3.75cm" svg:y2="9.525cm" draw:start-shape="id4" draw:start-glue-point="5" draw:end-shape="id6" draw:end-glue-point="0" svg:d="M6099 7660h-2349v1865" svg:viewBox="0 0 2350 1866">
          <text:p/>
        </draw:connector>
        <draw:connector draw:style-name="gr3" draw:text-style-name="P4" draw:layer="layout" svg:x1="9.055cm" svg:y1="7.66cm" svg:x2="10.65cm" svg:y2="9.463cm" draw:start-shape="id4" draw:start-glue-point="7" draw:end-shape="id7" draw:end-glue-point="0" svg:d="M9055 7660h1595v1803" svg:viewBox="0 0 1596 1804">
          <text:p/>
        </draw:connector>
        <draw:frame draw:style-name="gr5" draw:text-style-name="P2" draw:layer="layout" svg:width="2cm" svg:height="0.8cm" svg:x="9.099cm" svg:y="7.719cm">
          <draw:text-box>
            <text:p text:style-name="P1"><text:span text:style-name="T1">N</text:span></text:p>
          </draw:text-box>
        </draw:frame>
        <draw:frame draw:style-name="gr5" draw:text-style-name="P2" draw:layer="layout" svg:width="2cm" svg:height="0.8cm" svg:x="4.099cm" svg:y="7.719cm">
          <draw:text-box>
            <text:p text:style-name="P1"><text:span text:style-name="T1">Y</text:span></text:p>
          </draw:text-box>
        </draw:frame>
        <draw:custom-shape draw:style-name="gr10" draw:text-style-name="P3" xml:id="id8" draw:id="id8" draw:layer="layout" svg:width="2.956cm" svg:height="2.343cm" svg:x="6.144cm" svg:y="13.457cm">
          <text:p text:style-name="P1"><text:span text:style-name="T1">Matching</text:span></text:p>
          <text:p text:style-name="P1"><text:span text:style-name="T1">QR item</text:span></text:p>
          <text:p text:style-name="P1"><text:span text:style-name="T1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4" draw:layer="layout" draw:line-skew="-0.081cm" svg:x1="3.75cm" svg:y1="11.936cm" svg:x2="7.622cm" svg:y2="13.457cm" draw:start-shape="id6" draw:start-glue-point="2" draw:end-shape="id8" draw:end-glue-point="4" svg:d="M3750 11936v679h3872v842" svg:viewBox="0 0 3873 1522">
          <text:p/>
        </draw:connector>
        <draw:connector draw:style-name="gr3" draw:text-style-name="P4" draw:layer="layout" draw:line-skew="0.151cm" svg:x1="10.65cm" svg:y1="11.442cm" svg:x2="7.622cm" svg:y2="13.457cm" draw:start-shape="id7" draw:start-glue-point="2" draw:end-shape="id8" draw:end-glue-point="4" svg:d="M10650 11442v1158h-3028v857" svg:viewBox="0 0 3029 2016">
          <text:p/>
        </draw:connector>
        <draw:frame draw:style-name="gr11" draw:text-style-name="P6" xml:id="id9" draw:id="id9" draw:layer="layout" svg:width="4cm" svg:height="1.979cm" svg:x="9.1cm" svg:y="15.561cm">
          <draw:text-box>
            <text:p text:style-name="P1"><text:span text:style-name="T2">Create QR item:</text:span></text:p>
            <text:p text:style-name="P5"><text:span text:style-name="T2">QR.Q <text:s text:c="6"/>:= </text:span><text:span text:style-name="T3">nil</text:span></text:p>
            <text:p text:style-name="P5"><text:span text:style-name="T2">QR.R <text:s text:c="6"/>:= R</text:span></text:p>
            <text:p text:style-name="P5"><text:span text:style-name="T2">QR.done <text:s/>:= </text:span><text:span text:style-name="T3">true</text:span></text:p>
          </draw:text-box>
        </draw:frame>
        <draw:connector draw:style-name="gr3" draw:text-style-name="P4" draw:layer="layout" svg:x1="9.1cm" svg:y1="14.629cm" svg:x2="11.1cm" svg:y2="15.561cm" draw:start-shape="id8" draw:start-glue-point="7" draw:end-shape="id9" draw:end-glue-point="0" svg:d="M9100 14629h2000v932" svg:viewBox="0 0 2001 933">
          <text:p/>
        </draw:connector>
        <draw:frame draw:style-name="gr5" draw:text-style-name="P2" draw:layer="layout" svg:width="2cm" svg:height="0.8cm" svg:x="9.1cm" svg:y="13.657cm">
          <draw:text-box>
            <text:p text:style-name="P1"><text:span text:style-name="T1">N</text:span></text:p>
          </draw:text-box>
        </draw:frame>
        <draw:connector draw:style-name="gr3" draw:text-style-name="P4" draw:layer="layout" svg:x1="13.1cm" svg:y1="16.55cm" svg:x2="16.466cm" svg:y2="18.698cm" draw:start-shape="id9" draw:start-glue-point="1" draw:end-shape="id5" draw:end-glue-point="0" svg:d="M13100 16550h3366v2148" svg:viewBox="0 0 3367 2149">
          <text:p/>
        </draw:connector>
        <draw:frame draw:style-name="gr11" draw:text-style-name="P6" xml:id="id10" draw:id="id10" draw:layer="layout" svg:width="4cm" svg:height="1.973cm" svg:x="2.097cm" svg:y="15.564cm">
          <draw:text-box>
            <text:p text:style-name="P1"><text:span text:style-name="T2">Update QR item:</text:span></text:p>
            <text:p text:style-name="P5"><text:span text:style-name="T2">QR.R <text:s text:c="6"/>:= R</text:span></text:p>
            <text:p text:style-name="P5"><text:span text:style-name="T2">QR.done <text:s/>:= </text:span><text:span text:style-name="T3">true</text:span></text:p>
          </draw:text-box>
        </draw:frame>
        <draw:connector draw:style-name="gr3" draw:text-style-name="P4" draw:layer="layout" svg:x1="6.144cm" svg:y1="14.629cm" svg:x2="4.097cm" svg:y2="15.564cm" draw:start-shape="id8" draw:start-glue-point="5" draw:end-shape="id10" draw:end-glue-point="0" svg:d="M6144 14629h-2047v935" svg:viewBox="0 0 2048 936">
          <text:p/>
        </draw:connector>
        <draw:frame draw:style-name="gr5" draw:text-style-name="P2" draw:layer="layout" svg:width="2cm" svg:height="0.8cm" svg:x="4.1cm" svg:y="13.657cm">
          <draw:text-box>
            <text:p text:style-name="P1"><text:span text:style-name="T1">Y</text:span></text:p>
          </draw:text-box>
        </draw:frame>
        <draw:frame draw:style-name="gr4" draw:text-style-name="P7" xml:id="id11" draw:id="id11" draw:layer="layout" svg:width="4.013cm" svg:height="1.979cm" svg:x="9.58cm" svg:y="22.512cm">
          <draw:text-box>
            <text:p text:style-name="P1"><text:span text:style-name="T4">Update all timed out QR items with (done==false):</text:span></text:p>
            <text:p text:style-name="P1"><text:span text:style-name="T4">QR.done := </text:span><text:span text:style-name="T5">true</text:span></text:p>
          </draw:text-box>
        </draw:frame>
        <draw:frame draw:style-name="gr12" draw:text-style-name="P7" xml:id="id12" draw:id="id12" draw:layer="layout" svg:width="6.2cm" svg:height="1.643cm" svg:x="8.5cm" svg:y="25.957cm">
          <draw:text-box>
            <text:p text:style-name="P1"><text:span text:style-name="T4">Remove all consecutive </text:span><text:span text:style-name="T5">done</text:span><text:span text:style-name="T4"> entries from front of FIFO for further processing</text:span></text:p>
          </draw:text-box>
        </draw:frame>
        <draw:connector draw:style-name="gr8" draw:text-style-name="P4" draw:layer="layout" draw:line-skew="0.005cm" svg:x1="16.466cm" svg:y1="20.677cm" svg:x2="11.586cm" svg:y2="22.512cm" draw:start-shape="id5" draw:start-glue-point="2" draw:end-shape="id11" draw:end-glue-point="0" svg:d="M16466 20677v923h-4880v912" svg:viewBox="0 0 4881 1836">
          <text:p/>
        </draw:connector>
        <draw:connector draw:style-name="gr3" draw:text-style-name="P4" draw:layer="layout" draw:line-skew="1.574cm" svg:x1="4.097cm" svg:y1="17.537cm" svg:x2="11.586cm" svg:y2="22.512cm" draw:start-shape="id10" draw:start-glue-point="2" draw:end-shape="id11" draw:end-glue-point="0" svg:d="M4097 17537v4062h7489v913" svg:viewBox="0 0 7490 4976">
          <text:p/>
        </draw:connector>
        <draw:connector draw:style-name="gr3" draw:text-style-name="P4" draw:layer="layout" svg:x1="11.586cm" svg:y1="24.491cm" svg:x2="11.6cm" svg:y2="25.957cm" draw:start-shape="id11" draw:start-glue-point="2" draw:end-shape="id12" draw:end-glue-point="0" svg:d="M11586 24491v733h14v733" svg:viewBox="0 0 15 1467">
          <text:p/>
        </draw:connector>
        <draw:frame draw:style-name="gr1" draw:text-style-name="P2" xml:id="id13" draw:id="id13" draw:layer="layout" svg:width="5.2cm" svg:height="0.683cm" svg:x="9cm" svg:y="1.4cm">
          <draw:text-box>
            <text:p text:style-name="P1"><text:span text:style-name="T1">Process next message</text:span></text:p>
          </draw:text-box>
        </draw:frame>
        <draw:connector draw:style-name="gr3" draw:text-style-name="P4" draw:layer="layout" svg:x1="11.6cm" svg:y1="2.083cm" svg:x2="11.6cm" svg:y2="2.484cm" draw:start-shape="id13" draw:start-glue-point="2" draw:end-shape="id1" draw:end-glue-point="0" svg:d="M11600 2083v401" svg:viewBox="0 0 1 402">
          <text:p/>
        </draw:connector>
        <draw:connector draw:style-name="gr13" draw:text-style-name="P9" draw:layer="layout" draw:line-skew="4.299cm" svg:x1="14.7cm" svg:y1="26.778cm" svg:x2="14.2cm" svg:y2="1.741cm" draw:start-shape="id12" draw:start-glue-point="1" draw:end-shape="id13" draw:end-glue-point="1" svg:d="M14700 26778h4800v-25037h-5300" svg:viewBox="0 0 5301 25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05-02T21:50:07.358173511</meta:creation-date>
    <dc:date>2016-05-03T17:09:12.309209000</dc:date>
    <meta:editing-duration>PT38M30S</meta:editing-duration>
    <meta:editing-cycles>6</meta:editing-cycles>
    <meta:generator>LibreOffice/5.1.1.3$MacOSX_X86_64 LibreOffice_project/89f508ef3ecebd2cfb8e1def0f0ba9a803b88a6d</meta:generator>
    <meta:document-statistic meta:object-count="35"/>
  </office:meta>
</office:document-meta>
</file>